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1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1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1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1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1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1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1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1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1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1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1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1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1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1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table:number-columns-repeated="3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2" table:number-rows-repeated="8">
          <table:table-cell table:style-name="ce8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8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14" office:value-type="string" calcext:value-type="string">
            <text:p>Platfor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2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2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2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2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2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2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19" office:value-type="string" calcext:value-type="string">
            <text:p>JS</text:p>
          </table:table-cell>
          <table:table-cell table:style-name="ce10"/>
          <table:table-cell table:style-name="ce12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2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2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2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2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2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2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2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2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2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2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2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2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2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2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2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2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2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6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2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2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23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2"/>
          <table:table-cell table:style-name="ce10" office:value-type="string" calcext:value-type="string">
            <text:p>flaoting ui</text:p>
          </table:table-cell>
          <table:table-cell table:style-name="ce1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2"/>
          <table:table-cell table:style-name="ce10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2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1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1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1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1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1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1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1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1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2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1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1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1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1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2" office:value-type="string" calcext:value-type="string">
            <text:p>Devices metric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2" table:number-rows-repeated="13">
          <table:table-cell table:style-name="ce8"/>
          <table:table-cell table:style-name="ce11" table:number-columns-repeated="3"/>
          <table:table-cell table:style-name="ce24"/>
          <table:table-cell table:number-columns-repeated="251"/>
        </table:table-row>
        <table:table-row table:style-name="ro4">
          <table:table-cell table:style-name="ce8"/>
          <table:table-cell table:style-name="ce11" table:number-columns-repeated="3"/>
          <table:table-cell table:style-name="ce24"/>
          <table:table-cell table:number-columns-repeated="251"/>
        </table:table-row>
        <table:table-row table:style-name="ro2" table:number-rows-repeated="79">
          <table:table-cell table:style-name="ce8"/>
          <table:table-cell table:style-name="ce11" table:number-columns-repeated="3"/>
          <table:table-cell table:style-name="ce24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4:02:52.028220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4:13:42.284350802</dc:date>
    <meta:editing-duration>PT8M35S</meta:editing-duration>
    <meta:editing-cycles>6</meta:editing-cycles>
    <meta:generator>LibreOffice/4.2.8.2$Linux_X86_64 LibreOffice_project/420m0$Build-2</meta:generator>
    <meta:document-statistic meta:table-count="4" meta:cell-count="888" meta:object-count="0"/>
  </office:meta>
</office:document-meta>
</file>